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16.27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0.219cm"/>
    </style:style>
    <style:style style:name="Tabela2.B" style:family="table-column">
      <style:table-column-properties style:column-width="0.504cm"/>
    </style:style>
    <style:style style:name="Tabela2.C" style:family="table-column">
      <style:table-column-properties style:column-width="16.27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219cm"/>
    </style:style>
    <style:style style:name="Tabela3.B" style:family="table-column">
      <style:table-column-properties style:column-width="0.504cm"/>
    </style:style>
    <style:style style:name="Tabela3.C" style:family="table-column">
      <style:table-column-properties style:column-width="16.277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0.219cm"/>
    </style:style>
    <style:style style:name="Tabela4.B" style:family="table-column">
      <style:table-column-properties style:column-width="0.504cm"/>
    </style:style>
    <style:style style:name="Tabela4.C" style:family="table-column">
      <style:table-column-properties style:column-width="16.277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219cm"/>
    </style:style>
    <style:style style:name="Tabela5.B" style:family="table-column">
      <style:table-column-properties style:column-width="0.504cm"/>
    </style:style>
    <style:style style:name="Tabela5.C" style:family="table-column">
      <style:table-column-properties style:column-width="16.277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0.219cm"/>
    </style:style>
    <style:style style:name="Tabela6.B" style:family="table-column">
      <style:table-column-properties style:column-width="0.504cm"/>
    </style:style>
    <style:style style:name="Tabela6.C" style:family="table-column">
      <style:table-column-properties style:column-width="16.27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0.219cm"/>
    </style:style>
    <style:style style:name="Tabela7.B" style:family="table-column">
      <style:table-column-properties style:column-width="0.504cm"/>
    </style:style>
    <style:style style:name="Tabela7.C" style:family="table-column">
      <style:table-column-properties style:column-width="16.27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0.219cm"/>
    </style:style>
    <style:style style:name="Tabela8.B" style:family="table-column">
      <style:table-column-properties style:column-width="0.504cm"/>
    </style:style>
    <style:style style:name="Tabela8.C" style:family="table-column">
      <style:table-column-properties style:column-width="16.277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0.219cm"/>
    </style:style>
    <style:style style:name="Tabela9.B" style:family="table-column">
      <style:table-column-properties style:column-width="0.504cm"/>
    </style:style>
    <style:style style:name="Tabela9.C" style:family="table-column">
      <style:table-column-properties style:column-width="16.277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0.219cm"/>
    </style:style>
    <style:style style:name="Tabela10.B" style:family="table-column">
      <style:table-column-properties style:column-width="0.504cm"/>
    </style:style>
    <style:style style:name="Tabela10.C" style:family="table-column">
      <style:table-column-properties style:column-width="16.277cm"/>
    </style:style>
    <style:style style:name="Tabela10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.132cm" fo:text-indent="0cm" style:auto-text-indent="false"/>
      <style:text-properties fo:font-weight="normal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Standard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estão 1/10 - Comunicação Empresarial</text:p>
      <text:p text:style-name="Text_20_body"><text:span text:style-name="Strong_20_Emphasis">De acordo com os conceitos abordados no livro-base a respeito dos sinais de pontuação, assinale a alternativa que contém a palavra correta que completa a sentença abaixo:</text:span> </text:p>
      <text:p text:style-name="Text_20_body">“As __________ são usadas para indicar suspensão ou interrupção do pensamento ou ainda, nos diálogos, corte da frase de um personagem pelo interlocutor”.</text:p>
      <text:p text:style-name="P1">Nota: 0.0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A</text:p>
          </table:table-cell>
          <table:table-cell table:style-name="Tabela1.A1" office:value-type="string">
            <text:p text:style-name="Table_20_Contents">Abreviações.</text:p>
          </table:table-cell>
        </table:table-row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B</text:p>
          </table:table-cell>
          <table:table-cell table:style-name="Tabela1.A1" office:value-type="string">
            <text:p text:style-name="P3">Reticências.</text:p>
            <text:p text:style-name="Table_20_Contents">VALLE, Maria Lúcia Elias. <text:span text:style-name="Emphasis">Não Erre Mais: </text:span>Língua Portuguesa nas Empresas. Curitiba: InterSaberes, 2013, p. 220.</text:p>
          </table:table-cell>
        </table:table-row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C</text:p>
          </table:table-cell>
          <table:table-cell table:style-name="Tabela1.A1" office:value-type="string">
            <text:p text:style-name="Table_20_Contents">Expressões idiomáticas.</text:p>
          </table:table-cell>
        </table:table-row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D</text:p>
          </table:table-cell>
          <table:table-cell table:style-name="Tabela1.A1" office:value-type="string">
            <text:p text:style-name="Table_20_Contents">Paráfrases.</text:p>
          </table:table-cell>
        </table:table-row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E</text:p>
          </table:table-cell>
          <table:table-cell table:style-name="Tabela1.A1" office:value-type="string">
            <text:p text:style-name="Table_20_Contents">Aspas.</text:p>
          </table:table-cell>
        </table:table-row>
      </table:table>
      <text:p text:style-name="Horizontal_20_Line"/>
      <text:p text:style-name="Text_20_body">Questão 2/10 - Comunicação Empresarial</text:p>
      <text:p text:style-name="Text_20_body">São importantes, para a compreensão de um texto, pausas breves e longas, marcadas pelos respectivos sinais de pontuação.</text:p>
      <text:p text:style-name="Text_20_body"><text:span text:style-name="Strong_20_Emphasis">De acordo com os conceitos abordados no livro-base, assinale a alternativa que contém a palavra correta que completa a sentença abaixo:</text:span> </text:p>
      <text:p text:style-name="Text_20_body">“__________: esse sinal de pontuação deve ser usado para iniciar uma enumeração; para introduzir a fala de uma pessoa; para indicar o início de uma exposição ou explicação”.</text:p>
      <text:p text:style-name="P1">Nota: 10.0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Table_20_Contents">A</text:p>
          </table:table-cell>
          <table:table-cell table:style-name="Tabela2.A1" office:value-type="string">
            <text:p text:style-name="Table_20_Contents">Vírgula.</text:p>
          </table:table-cell>
        </table:table-row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Table_20_Contents">B</text:p>
          </table:table-cell>
          <table:table-cell table:style-name="Tabela2.A1" office:value-type="string">
            <text:p text:style-name="Table_20_Contents">Reticências.</text:p>
          </table:table-cell>
        </table:table-row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Table_20_Contents">C</text:p>
          </table:table-cell>
          <table:table-cell table:style-name="Tabela2.A1" office:value-type="string">
            <text:p text:style-name="Table_20_Contents">Ponto e vírgula.</text:p>
          </table:table-cell>
        </table:table-row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Table_20_Contents">D</text:p>
          </table:table-cell>
          <table:table-cell table:style-name="Tabela2.A1" office:value-type="string">
            <text:p text:style-name="P3">Dois pontos.</text:p>
            <text:p text:style-name="P3"><text:span text:style-name="Strong_20_Emphasis">Você acertou!</text:span></text:p>
            <text:p text:style-name="Table_20_Contents">VALLE, Maria Lúcia Elias. <text:span text:style-name="Emphasis">Não Erre Mais: </text:span>Língua Portuguesa nas Empresas. Curitiba: InterSaberes, 2013, p. 219.</text:p>
          </table:table-cell>
        </table:table-row>
        <table:table-row>
          <table:table-cell table:style-name="Tabela2.A1" office:value-type="string">
            <text:p text:style-name="P2"/>
          </table:table-cell>
          <table:table-cell table:style-name="Tabela2.A1" office:value-type="string">
            <text:p text:style-name="Table_20_Contents">E</text:p>
          </table:table-cell>
          <table:table-cell table:style-name="Tabela2.A1" office:value-type="string">
            <text:p text:style-name="Table_20_Contents">Ponto.</text:p>
          </table:table-cell>
        </table:table-row>
      </table:table>
      <text:p text:style-name="Horizontal_20_Line"/>
      <text:p text:style-name="Text_20_body">Questão 3/10 - Comunicação Empresarial</text:p>
      <text:p text:style-name="Text_20_body">De acordo com o livro-base, a conclusão é o encerramento de todo o texto, e não apenas do último argumento. Ela nunca pode apresentar informações novas e, enquanto houver argumentos em discussão, não deve começar.</text:p>
      <text:p text:style-name="Text_20_body"><text:span text:style-name="Strong_20_Emphasis">Existem algumas possibilidades de conclusão de um texto, portanto escolha a alternativa que corresponde ao seguinte conceito:</text:span> </text:p>
      <text:p text:style-name="Text_20_body"><text:soft-page-break/>“É a confirmação da ideia central. Reforça a posição apresentada no início do texto. Contudo, deve-se evitar a redundância ou a mera repetição da tese.”</text:p>
      <text:p text:style-name="P1">Nota: 0.0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Table_20_Contents">A</text:p>
          </table:table-cell>
          <table:table-cell table:style-name="Tabela3.A1" office:value-type="string">
            <text:p text:style-name="Table_20_Contents">Conclusão com a apresentação de perspectiva(s) de solução.</text:p>
          </table:table-cell>
        </table:table-row>
        <table:table-row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Table_20_Contents">B</text:p>
          </table:table-cell>
          <table:table-cell table:style-name="Tabela3.A1" office:value-type="string">
            <text:p text:style-name="Table_20_Contents">Conclusão com o uso de uma interrogação.</text:p>
          </table:table-cell>
        </table:table-row>
        <table:table-row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Table_20_Contents">C</text:p>
          </table:table-cell>
          <table:table-cell table:style-name="Tabela3.A1" office:value-type="string">
            <text:p text:style-name="Table_20_Contents">Conclusão por comprovação.</text:p>
          </table:table-cell>
        </table:table-row>
        <table:table-row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Table_20_Contents">D</text:p>
          </table:table-cell>
          <table:table-cell table:style-name="Tabela3.A1" office:value-type="string">
            <text:p text:style-name="Table_20_Contents">Conclusão por citação de autoridade.</text:p>
          </table:table-cell>
        </table:table-row>
        <table:table-row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Table_20_Contents">E</text:p>
          </table:table-cell>
          <table:table-cell table:style-name="Tabela3.A1" office:value-type="string">
            <text:p text:style-name="P3">Conclusão por retomada da tese.</text:p>
            <text:p text:style-name="Table_20_Contents">VALLE, Maria Lúcia Elias. <text:span text:style-name="Emphasis">Não Erre Mais: </text:span>Língua Portuguesa nas Empresas. Curitiba: InterSaberes, 2013, p. 147.</text:p>
          </table:table-cell>
        </table:table-row>
      </table:table>
      <text:p text:style-name="Horizontal_20_Line"/>
      <text:p text:style-name="Text_20_body">Questão 4/10 - Comunicação Empresarial</text:p>
      <text:p text:style-name="Text_20_body"><text:span text:style-name="Strong_20_Emphasis">De acordo com os conceitos abordados no livro-base, assinale a alternativa que contém a palavra correta que completa a sentença abaixo:</text:span> </text:p>
      <text:p text:style-name="Text_20_body">“ <text:span text:style-name="Emphasis">__________ </text:span>é o nome que se dá à ocorrência de ideias similares em idêntica estrutura gramatical. É uma construção frasal que dá coesão ao texto.”</text:p>
      <text:p text:style-name="P1">Nota: 10.0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Table_20_Contents">A</text:p>
          </table:table-cell>
          <table:table-cell table:style-name="Tabela4.A1" office:value-type="string">
            <text:p text:style-name="P3">Paralelismo</text:p>
            <text:p text:style-name="P3"><text:span text:style-name="Strong_20_Emphasis">Você acertou!</text:span></text:p>
            <text:p text:style-name="P3">Trata-se de paralelismo.</text:p>
            <text:p text:style-name="Table_20_Contents">VALLE, Maria Lúcia Elias. <text:span text:style-name="Emphasis">Não Erre Mais: </text:span>Língua Portuguesa nas Empresas. Curitiba: InterSaberes, 2013, p. 185.</text:p>
          </table:table-cell>
        </table:table-row>
        <table:table-row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Table_20_Contents">B</text:p>
          </table:table-cell>
          <table:table-cell table:style-name="Tabela4.A1" office:value-type="string">
            <text:p text:style-name="Table_20_Contents">Frases fragmentadas.</text:p>
          </table:table-cell>
        </table:table-row>
        <table:table-row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Table_20_Contents">C</text:p>
          </table:table-cell>
          <table:table-cell table:style-name="Tabela4.A1" office:value-type="string">
            <text:p text:style-name="Table_20_Contents">Pleonasmo</text:p>
          </table:table-cell>
        </table:table-row>
        <table:table-row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Table_20_Contents">D</text:p>
          </table:table-cell>
          <table:table-cell table:style-name="Tabela4.A1" office:value-type="string">
            <text:p text:style-name="Table_20_Contents">Barbarismo.</text:p>
          </table:table-cell>
        </table:table-row>
        <table:table-row>
          <table:table-cell table:style-name="Tabela4.A1" office:value-type="string">
            <text:p text:style-name="P2"/>
          </table:table-cell>
          <table:table-cell table:style-name="Tabela4.A1" office:value-type="string">
            <text:p text:style-name="Table_20_Contents">E</text:p>
          </table:table-cell>
          <table:table-cell table:style-name="Tabela4.A1" office:value-type="string">
            <text:p text:style-name="Table_20_Contents">Clichês.</text:p>
          </table:table-cell>
        </table:table-row>
      </table:table>
      <text:p text:style-name="Horizontal_20_Line"/>
      <text:p text:style-name="Text_20_body">Questão 5/10 - Comunicação Empresarial</text:p>
      <text:p text:style-name="Text_20_body">A conclusão de um texto nunca pode apresentar informações novas e, enquanto houver argumentos em discussão, não deve ser iniciada. É necessário terminar a redação com ideias consistentes e a conclusão deve estar de acordo com o encaminhamento que dado ao texto.</text:p>
      <text:p text:style-name="Text_20_body"><text:span text:style-name="Strong_20_Emphasis">Escolha a alternativa abaixo que corresponde à seguinte forma de conclusão:</text:span></text:p>
      <text:p text:style-name="Text_20_body">“Trata-se de, com base em questões levantadas na argumentação, apresentar uma proposta ou sugestão de soluções para os problemas discutidos”.</text:p>
      <text:p text:style-name="P1">Nota: 10.0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Table_20_Contents">A</text:p>
          </table:table-cell>
          <table:table-cell table:style-name="Tabela5.A1" office:value-type="string">
            <text:p text:style-name="P3">Conclusão com a apresentação de perspectiva(s) de solução.</text:p>
            <text:p text:style-name="P3"><text:soft-page-break/><text:span text:style-name="Strong_20_Emphasis">Você acertou!</text:span></text:p>
            <text:p text:style-name="Table_20_Contents">VALLE, Maria Lúcia Elias. <text:span text:style-name="Emphasis">Não Erre Mais: </text:span>Língua Portuguesa nas Empresas. Curitiba: InterSaberes, 2013, p. 147-148.</text:p>
          </table:table-cell>
        </table:table-row>
        <table:table-row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Table_20_Contents">B</text:p>
          </table:table-cell>
          <table:table-cell table:style-name="Tabela5.A1" office:value-type="string">
            <text:p text:style-name="Table_20_Contents">Conclusão com o uso de uma interrogação.</text:p>
          </table:table-cell>
        </table:table-row>
        <table:table-row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Table_20_Contents">C</text:p>
          </table:table-cell>
          <table:table-cell table:style-name="Tabela5.A1" office:value-type="string">
            <text:p text:style-name="Table_20_Contents">Conclusão por retomada da tese.</text:p>
          </table:table-cell>
        </table:table-row>
        <table:table-row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Table_20_Contents">D</text:p>
          </table:table-cell>
          <table:table-cell table:style-name="Tabela5.A1" office:value-type="string">
            <text:p text:style-name="Table_20_Contents">Conclusão por citação de autoridade.</text:p>
          </table:table-cell>
        </table:table-row>
        <table:table-row>
          <table:table-cell table:style-name="Tabela5.A1" office:value-type="string">
            <text:p text:style-name="P2"/>
          </table:table-cell>
          <table:table-cell table:style-name="Tabela5.A1" office:value-type="string">
            <text:p text:style-name="Table_20_Contents">E</text:p>
          </table:table-cell>
          <table:table-cell table:style-name="Tabela5.A1" office:value-type="string">
            <text:p text:style-name="Table_20_Contents">Conclusão por comprovação.</text:p>
          </table:table-cell>
        </table:table-row>
      </table:table>
      <text:p text:style-name="Horizontal_20_Line"/>
      <text:p text:style-name="Text_20_body">Questão 6/10 - Comunicação Empresarial</text:p>
      <text:p text:style-name="Text_20_body">De acordo com o livro-base, constituem vícios de linguagem as incorreções no uso da língua falada ou escrita. Resultam do descaso de quem se expressa ou do desconhecimento das exigências linguísticas da norma-padrão.</text:p>
      <text:p text:style-name="Text_20_body"><text:span text:style-name="Strong_20_Emphasis">Escolha abaixo a alternativa que corresponde ao vício de linguagem das seguintes frases: </text:span>“é proibido barulho sonoro”; “baseado em fatos reais”; “opinião individual de cada um”; “plebiscito popular”; “repetir de novo”; “almirante da Marinha”; “monopólio exclusivo”; “anexar junto”; “ganhar grátis”.</text:p>
      <text:p text:style-name="P1">Nota: 10.0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2"/>
          </table:table-cell>
          <table:table-cell table:style-name="Tabela6.A1" office:value-type="string">
            <text:p text:style-name="Table_20_Contents">A</text:p>
          </table:table-cell>
          <table:table-cell table:style-name="Tabela6.A1" office:value-type="string">
            <text:p text:style-name="Table_20_Contents">Clichês.</text:p>
          </table:table-cell>
        </table:table-row>
        <table:table-row>
          <table:table-cell table:style-name="Tabela6.A1" office:value-type="string">
            <text:p text:style-name="P2"/>
          </table:table-cell>
          <table:table-cell table:style-name="Tabela6.A1" office:value-type="string">
            <text:p text:style-name="Table_20_Contents">B</text:p>
          </table:table-cell>
          <table:table-cell table:style-name="Tabela6.A1" office:value-type="string">
            <text:p text:style-name="P3">Pleonasmo.</text:p>
            <text:p text:style-name="P3"><text:span text:style-name="Strong_20_Emphasis">Você acertou!</text:span></text:p>
            <text:p text:style-name="P3">Entende-se por pleonasmo a repetição desnecessária de uma ideia.</text:p>
            <text:p text:style-name="P3">VALLE, Maria Lúcia Elias. <text:span text:style-name="Emphasis">Não Erre Mais: </text:span>Língua Portuguesa nas Empresas. Curitiba: InterSaberes, 2013, p. 180.</text:p>
          </table:table-cell>
        </table:table-row>
        <table:table-row>
          <table:table-cell table:style-name="Tabela6.A1" office:value-type="string">
            <text:p text:style-name="P2"/>
          </table:table-cell>
          <table:table-cell table:style-name="Tabela6.A1" office:value-type="string">
            <text:p text:style-name="Table_20_Contents">C</text:p>
          </table:table-cell>
          <table:table-cell table:style-name="Tabela6.A1" office:value-type="string">
            <text:p text:style-name="Table_20_Contents">Gerundismo</text:p>
          </table:table-cell>
        </table:table-row>
        <table:table-row>
          <table:table-cell table:style-name="Tabela6.A1" office:value-type="string">
            <text:p text:style-name="P2"/>
          </table:table-cell>
          <table:table-cell table:style-name="Tabela6.A1" office:value-type="string">
            <text:p text:style-name="Table_20_Contents">D</text:p>
          </table:table-cell>
          <table:table-cell table:style-name="Tabela6.A1" office:value-type="string">
            <text:p text:style-name="Table_20_Contents">Cacofonia</text:p>
          </table:table-cell>
        </table:table-row>
        <table:table-row>
          <table:table-cell table:style-name="Tabela6.A1" office:value-type="string">
            <text:p text:style-name="P2"/>
          </table:table-cell>
          <table:table-cell table:style-name="Tabela6.A1" office:value-type="string">
            <text:p text:style-name="Table_20_Contents">E</text:p>
          </table:table-cell>
          <table:table-cell table:style-name="Tabela6.A1" office:value-type="string">
            <text:p text:style-name="Table_20_Contents">Paralelismo</text:p>
          </table:table-cell>
        </table:table-row>
      </table:table>
      <text:p text:style-name="Horizontal_20_Line"/>
      <text:p text:style-name="Text_20_body">Questão 7/10 - Comunicação Empresarial</text:p>
      <text:p text:style-name="Text_20_body">De acordo com o livro-base, a conclusão é o encerramento de todo o texto, e não apenas do último argumento. A conclusão de um texto não deve apresentar informações novas e, enquanto houver argumentos em discussão, não deve ser iniciada. É necessário terminar a redação com ideias consistentes e a conclusão deve estar de acordo com o encaminhamento que dado ao texto.</text:p>
      <text:p text:style-name="Text_20_body"><text:span text:style-name="Strong_20_Emphasis">Existem algumas possibilidades de conclusão de um texto, portanto escolha a alternativa abaixo que corresponde ao seguinte conceito:</text:span></text:p>
      <text:p text:style-name="Text_20_body">“Essa estratégia só deve ser utilizada quando trouxer implícita uma crítica que instigue a reflexão por parte do leitor. É preciso evitar concluir a redação com perguntas que repassem ao leitor a incumbência de encontrar respostas que deveriam estar contidas no próprio texto, ao longo da explanação”.</text:p>
      <text:p text:style-name="P1"><text:soft-page-break/>Nota: 10.0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Table_20_Contents">A</text:p>
          </table:table-cell>
          <table:table-cell table:style-name="Tabela7.A1" office:value-type="string">
            <text:p text:style-name="Table_20_Contents">Conclusão com a apresentação de perspectiva(s) de solução.</text:p>
          </table:table-cell>
        </table:table-row>
        <table:table-row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Table_20_Contents">B</text:p>
          </table:table-cell>
          <table:table-cell table:style-name="Tabela7.A1" office:value-type="string">
            <text:p text:style-name="P3">Conclusão com o uso de uma interrogação.</text:p>
            <text:p text:style-name="P3"><text:span text:style-name="Strong_20_Emphasis">Você acertou!</text:span></text:p>
            <text:p text:style-name="Table_20_Contents">VALLE, Maria Lúcia Elias. <text:span text:style-name="Emphasis">Não Erre Mais: </text:span>Língua Portuguesa nas Empresas. Curitiba: InterSaberes, 2013, p. 148-149.</text:p>
          </table:table-cell>
        </table:table-row>
        <table:table-row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Table_20_Contents">C</text:p>
          </table:table-cell>
          <table:table-cell table:style-name="Tabela7.A1" office:value-type="string">
            <text:p text:style-name="Table_20_Contents">Conclusão por retomada da tese.</text:p>
          </table:table-cell>
        </table:table-row>
        <table:table-row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Table_20_Contents">D</text:p>
          </table:table-cell>
          <table:table-cell table:style-name="Tabela7.A1" office:value-type="string">
            <text:p text:style-name="Table_20_Contents">Conclusão por citação de autoridade.</text:p>
          </table:table-cell>
        </table:table-row>
        <table:table-row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Table_20_Contents">E</text:p>
          </table:table-cell>
          <table:table-cell table:style-name="Tabela7.A1" office:value-type="string">
            <text:p text:style-name="Table_20_Contents">Conclusão por comprovação.</text:p>
          </table:table-cell>
        </table:table-row>
      </table:table>
      <text:p text:style-name="Horizontal_20_Line"/>
      <text:p text:style-name="Text_20_body">Questão 8/10 - Comunicação Empresarial</text:p>
      <text:p text:style-name="Text_20_body">Os sinais de pontuação devem ser utilizados de acordo com a estrutura interna do enunciado. A leitura atenta de um capítulo confirma a importância das pausas breves e longas, marcadas, respectivamente, pela pontuação.</text:p>
      <text:p text:style-name="Text_20_body"><text:span text:style-name="Strong_20_Emphasis">De acordo com os conceitos abordados no livro-base, assinale a alternativa que contém a palavra correta que completa a sentença abaixo:</text:span> </text:p>
      <text:p text:style-name="Text_20_body">“__________ é usado(a) para separar duas orações coordenadas que já contém vírgulas, mas que mantêm uma relação de sentido entre si.”</text:p>
      <text:p text:style-name="P1">Nota: 10.0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"/>
          </table:table-cell>
          <table:table-cell table:style-name="Tabela8.A1" office:value-type="string">
            <text:p text:style-name="Table_20_Contents">A</text:p>
          </table:table-cell>
          <table:table-cell table:style-name="Tabela8.A1" office:value-type="string">
            <text:p text:style-name="Table_20_Contents">Vírgula.</text:p>
          </table:table-cell>
        </table:table-row>
        <table:table-row>
          <table:table-cell table:style-name="Tabela8.A1" office:value-type="string">
            <text:p text:style-name="P2"/>
          </table:table-cell>
          <table:table-cell table:style-name="Tabela8.A1" office:value-type="string">
            <text:p text:style-name="Table_20_Contents">B</text:p>
          </table:table-cell>
          <table:table-cell table:style-name="Tabela8.A1" office:value-type="string">
            <text:p text:style-name="Table_20_Contents">Reticências.</text:p>
          </table:table-cell>
        </table:table-row>
        <table:table-row>
          <table:table-cell table:style-name="Tabela8.A1" office:value-type="string">
            <text:p text:style-name="P2"/>
          </table:table-cell>
          <table:table-cell table:style-name="Tabela8.A1" office:value-type="string">
            <text:p text:style-name="Table_20_Contents">C</text:p>
          </table:table-cell>
          <table:table-cell table:style-name="Tabela8.A1" office:value-type="string">
            <text:p text:style-name="P3">Ponto e vírgula.</text:p>
            <text:p text:style-name="P3"><text:span text:style-name="Strong_20_Emphasis">Você acertou!</text:span></text:p>
            <text:p text:style-name="Table_20_Contents">Comentário: VALLE, Maria Lúcia Elias. <text:span text:style-name="Emphasis">Não Erre Mais: </text:span>Língua Portuguesa nas Empresas. Curitiba: InterSaberes, 2013, p. 217.</text:p>
          </table:table-cell>
        </table:table-row>
        <table:table-row>
          <table:table-cell table:style-name="Tabela8.A1" office:value-type="string">
            <text:p text:style-name="P2"/>
          </table:table-cell>
          <table:table-cell table:style-name="Tabela8.A1" office:value-type="string">
            <text:p text:style-name="Table_20_Contents">D</text:p>
          </table:table-cell>
          <table:table-cell table:style-name="Tabela8.A1" office:value-type="string">
            <text:p text:style-name="Table_20_Contents">Dois pontos.</text:p>
          </table:table-cell>
        </table:table-row>
        <table:table-row>
          <table:table-cell table:style-name="Tabela8.A1" office:value-type="string">
            <text:p text:style-name="P2"/>
          </table:table-cell>
          <table:table-cell table:style-name="Tabela8.A1" office:value-type="string">
            <text:p text:style-name="Table_20_Contents">E</text:p>
          </table:table-cell>
          <table:table-cell table:style-name="Tabela8.A1" office:value-type="string">
            <text:p text:style-name="Table_20_Contents">Ponto.</text:p>
          </table:table-cell>
        </table:table-row>
      </table:table>
      <text:p text:style-name="Horizontal_20_Line"/>
      <text:p text:style-name="Text_20_body">Questão 9/10 - Comunicação Empresarial</text:p>
      <text:p text:style-name="Text_20_body">As comunicações oficiais devem ser sempre formais, isto é, obedecer à exigência do uso do padrão culto de linguagem e de certa formalidade de tratamento. Muitas vezes, escrevemos de acordo com a norma-padrão, porém fugimos da contemporaneidade, isto é, empregamos termos arcaicos e em desuso. Contudo, alguns aspectos da modernidade, como o uso de gíria e de ironia, devem ser abolidos.</text:p>
      <text:p text:style-name="Text_20_body">Devem ser evitados, ainda, a adjetivação excessiva e fechos extensos demais ou redundantes. Mais importante que o correto emprego da forma de tratamento exigida por uma autoridade deve ser o respeito à polidez e à civilidade no enfoque dado ao assunto do qual trata a comunicação. </text:p>
      <text:p text:style-name="Text_20_body"><text:soft-page-break/><text:span text:style-name="Strong_20_Emphasis">De acordo com o livro-base, assinale a alternativa correta correspondente a produção textual abaixo:</text:span> </text:p>
      <text:p text:style-name="Text_20_body">Timbre da empresa ou do órgão público.</text:p>
      <text:p text:style-name="Text_20_body">Identificação: número/departamento remetente e data por extenso, na mesma linha.</text:p>
      <text:p text:style-name="Text_20_body">Identificação do destinatário.</text:p>
      <text:p text:style-name="Text_20_body">Síntese do assunto.</text:p>
      <text:p text:style-name="Text_20_body">Vocativo.</text:p>
      <text:p text:style-name="Text_20_body">Desenvolvimento do assunto.</text:p>
      <text:p text:style-name="Text_20_body">Fecho.</text:p>
      <text:p text:style-name="Text_20_body">Nome e cargo do remetente.</text:p>
      <text:p text:style-name="P1">Nota: 0.0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2"/>
          </table:table-cell>
          <table:table-cell table:style-name="Tabela9.A1" office:value-type="string">
            <text:p text:style-name="Table_20_Contents">A</text:p>
          </table:table-cell>
          <table:table-cell table:style-name="Tabela9.A1" office:value-type="string">
            <text:p text:style-name="P3">Partes de um memorando.</text:p>
            <text:p text:style-name="Table_20_Contents">VALLE, Maria Lúcia Elias. <text:span text:style-name="Emphasis">Não Erre Mais: </text:span>Língua Portuguesa nas Empresas. Curitiba: InterSaberes, 2013, p. 226-227.</text:p>
          </table:table-cell>
        </table:table-row>
        <table:table-row>
          <table:table-cell table:style-name="Tabela9.A1" office:value-type="string">
            <text:p text:style-name="P2"/>
          </table:table-cell>
          <table:table-cell table:style-name="Tabela9.A1" office:value-type="string">
            <text:p text:style-name="Table_20_Contents">B</text:p>
          </table:table-cell>
          <table:table-cell table:style-name="Tabela9.A1" office:value-type="string">
            <text:p text:style-name="Table_20_Contents">Partes de um e-mail.</text:p>
          </table:table-cell>
        </table:table-row>
        <table:table-row>
          <table:table-cell table:style-name="Tabela9.A1" office:value-type="string">
            <text:p text:style-name="P2"/>
          </table:table-cell>
          <table:table-cell table:style-name="Tabela9.A1" office:value-type="string">
            <text:p text:style-name="Table_20_Contents">C</text:p>
          </table:table-cell>
          <table:table-cell table:style-name="Tabela9.A1" office:value-type="string">
            <text:p text:style-name="Table_20_Contents">Partes de um ofício.</text:p>
          </table:table-cell>
        </table:table-row>
        <table:table-row>
          <table:table-cell table:style-name="Tabela9.A1" office:value-type="string">
            <text:p text:style-name="P2"/>
          </table:table-cell>
          <table:table-cell table:style-name="Tabela9.A1" office:value-type="string">
            <text:p text:style-name="Table_20_Contents">D</text:p>
          </table:table-cell>
          <table:table-cell table:style-name="Tabela9.A1" office:value-type="string">
            <text:p text:style-name="Table_20_Contents">Partes de uma ata.</text:p>
          </table:table-cell>
        </table:table-row>
        <table:table-row>
          <table:table-cell table:style-name="Tabela9.A1" office:value-type="string">
            <text:p text:style-name="P2"/>
          </table:table-cell>
          <table:table-cell table:style-name="Tabela9.A1" office:value-type="string">
            <text:p text:style-name="Table_20_Contents">E</text:p>
          </table:table-cell>
          <table:table-cell table:style-name="Tabela9.A1" office:value-type="string">
            <text:p text:style-name="Table_20_Contents">Partes de uma escritura.</text:p>
          </table:table-cell>
        </table:table-row>
      </table:table>
      <text:p text:style-name="Horizontal_20_Line"/>
      <text:p text:style-name="Text_20_body">Questão 10/10 - Comunicação Empresarial</text:p>
      <text:p text:style-name="Text_20_body"><text:span text:style-name="Strong_20_Emphasis">De acordo com os temas abordados na bibliografia básica, escolha a alternativa abaixo que corresponde ao seguinte conceito:</text:span> “Ao fazermos uma comparação, a omissão de certos termos, própria da língua falada, deve ser evitada na língua escrita, pois compromete a clareza do texto: nem sempre é possível identificar, pelo contexto, qual o termo omitido e, dessa forma, o sentido que se quer dar a uma frase”.</text:p>
      <text:p text:style-name="P1">Nota: 10.0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2"/>
          </table:table-cell>
          <table:table-cell table:style-name="Tabela10.A1" office:value-type="string">
            <text:p text:style-name="Table_20_Contents">A</text:p>
          </table:table-cell>
          <table:table-cell table:style-name="Tabela10.A1" office:value-type="string">
            <text:p text:style-name="Table_20_Contents">Erros de paralelismo.</text:p>
          </table:table-cell>
        </table:table-row>
        <table:table-row>
          <table:table-cell table:style-name="Tabela10.A1" office:value-type="string">
            <text:p text:style-name="P2"/>
          </table:table-cell>
          <table:table-cell table:style-name="Tabela10.A1" office:value-type="string">
            <text:p text:style-name="Table_20_Contents">B</text:p>
          </table:table-cell>
          <table:table-cell table:style-name="Tabela10.A1" office:value-type="string">
            <text:p text:style-name="Table_20_Contents">Uso excessivo da palavra que.</text:p>
          </table:table-cell>
        </table:table-row>
        <table:table-row>
          <table:table-cell table:style-name="Tabela10.A1" office:value-type="string">
            <text:p text:style-name="P2"/>
          </table:table-cell>
          <table:table-cell table:style-name="Tabela10.A1" office:value-type="string">
            <text:p text:style-name="Table_20_Contents">C</text:p>
          </table:table-cell>
          <table:table-cell table:style-name="Tabela10.A1" office:value-type="string">
            <text:p text:style-name="P3">Erros de comparação.</text:p>
            <text:p text:style-name="P3"><text:span text:style-name="Strong_20_Emphasis">Você acertou!</text:span></text:p>
            <text:p text:style-name="Table_20_Contents">Exemplo que ilustra a definição: “O salário de um professor é mais baixo do que um médico.” VALLE, Maria Lúcia Elias. <text:span text:style-name="Emphasis">Não Erre Mais: </text:span>Língua Portuguesa nas Empresas. Curitiba: InterSaberes, 2013, p. 187.</text:p>
          </table:table-cell>
        </table:table-row>
        <table:table-row>
          <table:table-cell table:style-name="Tabela10.A1" office:value-type="string">
            <text:p text:style-name="P2"/>
          </table:table-cell>
          <table:table-cell table:style-name="Tabela10.A1" office:value-type="string">
            <text:p text:style-name="Table_20_Contents">D</text:p>
          </table:table-cell>
          <table:table-cell table:style-name="Tabela10.A1" office:value-type="string">
            <text:p text:style-name="Table_20_Contents">Erros de barbarismo.</text:p>
          </table:table-cell>
        </table:table-row>
        <table:table-row>
          <table:table-cell table:style-name="Tabela10.A1" office:value-type="string">
            <text:p text:style-name="P2"/>
          </table:table-cell>
          <table:table-cell table:style-name="Tabela10.A1" office:value-type="string">
            <text:p text:style-name="Table_20_Contents">E</text:p>
          </table:table-cell>
          <table:table-cell table:style-name="Tabela10.A1" office:value-type="string">
            <text:p text:style-name="Table_20_Contents">Erros de clichê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0:02:42.793000000</meta:creation-date>
    <dc:date>2020-03-22T20:03:37.325000000</dc:date>
    <meta:editing-duration>PT54S</meta:editing-duration>
    <meta:editing-cycles>1</meta:editing-cycles>
    <meta:document-statistic meta:table-count="10" meta:image-count="0" meta:object-count="0" meta:page-count="5" meta:paragraph-count="172" meta:word-count="1287" meta:character-count="8198" meta:non-whitespace-character-count="7076"/>
    <meta:generator>LibreOffice/6.2.5.2$Windows_X86_64 LibreOffice_project/1ec314fa52f458adc18c4f025c545a4e8b22c159</meta:generator>
  </office:meta>
</office:document-meta>
</file>